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fo:border="0.06pt solid #000000" style:shrink-to-fit="fals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7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migrations using rails generate migration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8:49:47.689738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03T18:51:36.997727770</dc:date>
    <meta:editing-duration>P5DT9H12M31S</meta:editing-duration>
    <meta:editing-cycles>221</meta:editing-cycles>
    <meta:generator>LibreOffice/4.2.8.2$Linux_x86 LibreOffice_project/420m0$Build-2</meta:generator>
    <meta:document-statistic meta:table-count="1" meta:cell-count="460" meta:object-count="0"/>
  </office:meta>
</office:document-meta>
</file>